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dc84" officeooo:paragraph-rsid="000ed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ot ldn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4:35:32.696070173</meta:creation-date>
    <dc:date>2018-12-18T14:36:43.933909571</dc:date>
    <meta:editing-duration>PT1M17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2.7.2$Linux_X86_64 LibreOffice_project/20m0$Build-2</meta:generator>
  </office:meta>
</office:document-meta>
</file>